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bold" style:font-size-asian="10.5pt" style:font-weight-asian="bold" style:font-size-complex="12pt" style:font-weight-complex="bold"/>
    </style:style>
    <style:style style:name="P2" style:family="paragraph" style:parent-style-name="Standard">
      <style:text-properties fo:font-size="12pt" fo:font-weight="bold" officeooo:paragraph-rsid="001e7ca1" style:font-size-asian="10.5pt" style:font-weight-asian="bold" style:font-size-complex="12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normal" officeooo:rsid="001dad30" style:font-size-asian="10.5pt" style:font-weight-asian="normal" style:font-size-complex="12pt" style:font-weight-complex="normal"/>
    </style:style>
    <style:style style:name="P5" style:family="paragraph" style:parent-style-name="Standard">
      <style:text-properties fo:font-size="12pt" fo:font-style="normal" fo:font-weight="normal" officeooo:rsid="001dad30" officeooo:paragraph-rsid="001dad30"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1.3335in" fo:margin-right="0in" fo:text-indent="0in" style:auto-text-indent="false"/>
      <style:text-properties fo:font-size="10pt" style:font-size-asian="10pt" style:font-size-complex="10pt"/>
    </style:style>
    <style:style style:name="P7" style:family="paragraph" style:parent-style-name="Standard">
      <style:paragraph-properties fo:margin-left="1.3335in" fo:margin-right="0in" fo:text-indent="0in" style:auto-text-indent="false"/>
      <style:text-properties fo:color="#666666" fo:font-size="10pt" style:font-size-asian="10pt" style:font-size-complex="10pt"/>
    </style:style>
    <style:style style:name="P8" style:family="paragraph" style:parent-style-name="Standard">
      <style:text-properties fo:font-size="12pt" fo:font-weight="bold" style:font-size-asian="10.5pt" style:font-weight-asian="bold" style:font-size-complex="12pt" style:font-weight-complex="bold"/>
    </style:style>
    <style:style style:name="P9" style:family="paragraph" style:parent-style-name="Standard" style:list-style-name="L1">
      <style:text-properties fo:font-size="12pt" fo:font-weight="normal" officeooo:rsid="001f8196" officeooo:paragraph-rsid="001f8196" style:font-size-asian="10.5pt" style:font-weight-asian="normal" style:font-size-complex="12pt" style:font-weight-complex="normal"/>
    </style:style>
    <style:style style:name="P10" style:family="paragraph" style:parent-style-name="Standard" style:list-style-name="L2">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list-style-name="L2">
      <style:text-properties fo:font-size="12pt" fo:font-style="normal" fo:font-weight="normal" officeooo:rsid="001dad30" officeooo:paragraph-rsid="001dad30" style:font-size-asian="10.5pt" style:font-style-asian="normal" style:font-weight-asian="normal" style:font-size-complex="12pt" style:font-style-complex="normal" style:font-weight-complex="normal"/>
    </style:style>
    <style:style style:name="P12" style:family="paragraph" style:parent-style-name="Standard" style:list-style-name="L3">
      <style:text-properties officeooo:paragraph-rsid="002168ab"/>
    </style:style>
    <style:style style:name="P13" style:family="paragraph" style:parent-style-name="Standard" style:list-style-name="L2">
      <style:paragraph-properties fo:margin-left="1.3335in" fo:margin-right="0in" fo:text-indent="0in" style:auto-text-indent="false"/>
      <style:text-properties fo:color="#666666" fo:font-size="10pt" officeooo:rsid="001dad30"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1.3335in" fo:margin-right="0in" fo:text-indent="0in" style:auto-text-indent="false"/>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1dad30" style:font-weight-asian="normal" style:font-weight-complex="normal"/>
    </style:style>
    <style:style style:name="T3" style:family="text">
      <style:text-properties fo:font-size="12pt" fo:font-style="normal" fo:font-weight="normal" officeooo:rsid="002168ab" style:font-size-asian="10.5pt" style:font-size-complex="12pt"/>
    </style:style>
    <style:style style:name="T4" style:family="text">
      <style:text-properties fo:font-style="normal" fo:font-weight="normal"/>
    </style:style>
    <style:style style:name="fr1" style:family="graphic" style:parent-style-name="OLE">
      <style:graphic-properties style:vertical-pos="from-top" style:vertical-rel="paragraph" style:horizontal-pos="from-left" style:horizontal-rel="paragraph" style:shadow="none"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398in" fo:text-indent="-0.25in" fo:margin-left="2.739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urce/Version Control</text:p>
      <text:p text:style-name="P3"><text:tab/>Team Steele will be using GitHub for Source/Version Control. GitHub is a web-based service that provides free source control for software projects using the Git revision control system. GitHub allows users to view the master working directory via the projects website in addition to common revision control features. </text:p>
      <text:p text:style-name="P1"/>
      <text:p text:style-name="P1">Defect Database</text:p>
      <text:p text:style-name="P1"><text:tab/><text:span text:style-name="T1">GitHub commit comments will be used as a Defect Database for the duration of Team Steele's PNGA project. Each commit made to the working directory will follow a schema described below to allow for easy visibility of defects on a module by module basis. </text:span></text:p>
      <text:p text:style-name="P3"/>
      <text:p text:style-name="P1"><text:span text:style-name="T1">Defect </text:span><text:span text:style-name="T1">Fix Commit</text:span><text:span text:style-name="T1">: </text:span></text:p>
      <text:p text:style-name="P3"><text:tab/>git commit -a -m "Z --defect type: conceptual time: 30 comment: fixed a huge problem"</text:p>
      <text:p text:style-name="P3"/>
      <text:p text:style-name="P1"><text:span text:style-name="T1">Time </text:span><text:span text:style-name="T1">Commit</text:span><text:span text:style-name="T1">:</text:span></text:p>
      <text:p text:style-name="P1"><text:span text:style-name="T1"><text:tab/></text:span><text:span text:style-name="T1">git commit -a -m "C|Z|B time: 90 comment: worked on pngBuilder module and did a lot of <text:tab/>things that are very important and heres why"</text:span></text:p>
      <text:p text:style-name="P1"/>
      <text:p text:style-name="P1"><text:tab/><text:span text:style-name="T2">This allows both the team and individuals to maintain psp++ files and to keep track of what modules they worked on. Any defects caught and fixed by individuals is therefore tracked by the commit logs and can be easily obtained. This method also forces the team to make coherent and useful comments as if they were building psp++ files to submit, allowing for a much better view of the history of modules and the project at large.</text:span></text:p>
      <text:p text:style-name="P4"/>
      <text:p text:style-name="P1">PROBE</text:p>
      <text:p text:style-name="P2"/>
      <text:p text:style-name="P2"><draw:frame draw:style-name="fr1" draw:name="Object1" text:anchor-type="paragraph" svg:x="0.1598in" svg:y="0.05in" svg:width="6.6008in" svg:height="0.7791in" draw:z-index="0"><draw:object xlink:href="./Object 1" xlink:type="simple" xlink:show="embed" xlink:actuate="onLoad"/><draw:image xlink:href="./ObjectReplacements/Object 1" xlink:type="simple" xlink:show="embed" xlink:actuate="onLoad"/></draw:frame><draw:frame draw:style-name="fr2" draw:name="Object2" text:anchor-type="paragraph" svg:x="0.7626in" svg:y="0.8283in" svg:width="5.3409in" svg:height="3.2335in" draw:z-index="1"><draw:object xlink:href="./Object 2" xlink:type="simple" xlink:show="embed" xlink:actuate="onLoad"/><draw:image xlink:href="./ObjectReplacements/Object 2" xlink:type="simple" xlink:show="embed" xlink:actuate="onLoad"/></draw:frame></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oding Style and Standards</text:p>
      <text:list xml:id="list1646513090" text:style-name="L1">
        <text:list-item>
          <text:p text:style-name="P9">Module/Interface Naming Schema</text:p>
          <text:list>
            <text:list-item>
              <text:p text:style-name="P9">names of the modules will follow the same schema as devised in Software Engineering 1</text:p>
            </text:list-item>
            <text:list-item>
              <text:p text:style-name="P9">i.e.:</text:p>
              <text:p text:style-name="P9">Mboard, Mbasiclex, MpngaBuilder</text:p>
            </text:list-item>
          </text:list>
        </text:list-item>
      </text:list>
      <text:list xml:id="list1652766353" text:style-name="L2">
        <text:list-item>
          <text:p text:style-name="P10">Camel Case</text:p>
          <text:list>
            <text:list-item>
              <text:p text:style-name="P10">words are squashed together with the first word appearing in all lowercase and subsequent words starting with a capital letter, e.g., readChunk</text:p>
            </text:list-item>
            <text:list-item>
              <text:p text:style-name="P10">Uppercase abbreviations transform to all lowercase when they appear at the beginning of the name (e.g., pngBuilder) and remain all uppercase elsewhere (e.g., explodeAPNG)</text:p>
            </text:list-item>
          </text:list>
        </text:list-item>
        <text:list-item>
          <text:p text:style-name="P11">Comments</text:p>
          <text:list>
            <text:list-item>
              <text:p text:style-name="P11">any function comments will follow the standards as given in Software Engineering 1</text:p>
            </text:list-item>
            <text:list-item>
              <text:p text:style-name="P11">for example:</text:p>
              <text:p text:style-name="P13">; (prepend-numbers n y s xs)</text:p>
            </text:list-item>
          </text:list>
        </text:list-item>
      </text:list>
      <text:p text:style-name="P7">; <text:s text:c="2"/>Delivers a list that begins with n numbers</text:p>
      <text:p text:style-name="P7">; <text:s text:c="2"/>and ends with the elements in xs</text:p>
      <text:p text:style-name="P7">; <text:s text:c="2"/>n = number of elements preceding those of xs in the result-list</text:p>
      <text:p text:style-name="P7">; <text:s text:c="6"/>(must be a non-negative integer)</text:p>
      <text:p text:style-name="P7">; <text:s text:c="2"/>y = the number in the result-list that immediately precedes the</text:p>
      <text:p text:style-name="P7">; <text:s text:c="6"/>first element of xs</text:p>
      <text:p text:style-name="P7">; <text:s text:c="2"/>s = the difference between adjacent numbers in the prepended list</text:p>
      <text:p text:style-name="P6">(defun prepend-numbers (n y s xs)</text:p>
      <text:p text:style-name="P6"><text:s text:c="2"/><text:span text:style-name="T4">(if (zp n)</text:span></text:p>
      <text:p text:style-name="P6"><text:s text:c="6"/><text:span text:style-name="T4">xs</text:span></text:p>
      <text:p text:style-name="P6"><text:s text:c="6"/><text:span text:style-name="T4">(prepend-numbers (1- n) (- y s) s (cons y xs))))</text:span></text:p>
      <text:list xml:id="list1180443581" text:style-name="L3">
        <text:list-item>
          <text:p text:style-name="P12"><text:span text:style-name="T3">Time/Defect Log Standards</text:span></text:p>
          <text:list>
            <text:list-item>
              <text:p text:style-name="P12"><text:span text:style-name="T3">Time Phase: plan, code, review</text:span></text:p>
            </text:list-item>
            <text:list-item>
              <text:p text:style-name="P12"><text:span text:style-name="T3">Defect Type: </text:span></text:p>
              <text:list>
                <text:list-item>
                  <text:p text:style-name="P12"><text:span text:style-name="T3">design – anytime any a function signature changes </text:span></text:p>
                </text:list-item>
                <text:list-item>
                  <text:p text:style-name="P12"><text:span text:style-name="T3">logical – erroneous logic errors</text:span></text:p>
                </text:list-item>
                <text:list-item>
                  <text:p text:style-name="P12"><text:span text:style-name="T3">edge – fails on edge case issues</text:span></text:p>
                </text:list-item>
                <text:list-item>
                  <text:p text:style-name="P12"><text:span text:style-name="T3">misc – all else</text:span></text:p>
                </text:list-item>
              </text:list>
            </text:list-item>
          </text:list>
        </text:list-item>
      </text:list>
      <text:p text:style-name="P5"/>
      <text:list xml:id="list1876198639" text:continue-list="list1652766353" text:style-name="L2">
        <text:list-header>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text:tab/>t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 Bartlett</meta:initial-creator>
    <meta:creation-date>2011-01-31T17:39:34</meta:creation-date>
    <dc:date>2011-02-07T17:49:10</dc:date>
    <dc:creator>Zach Bartlett</dc:creator>
    <meta:editing-duration>PT01H36M31S</meta:editing-duration>
    <meta:editing-cycles>16</meta:editing-cycles>
    <meta:generator>OpenOffice.org/3.2$Unix OpenOffice.org_project/320m19$Build-9505</meta:generator>
    <meta:document-statistic meta:table-count="0" meta:image-count="0" meta:object-count="2" meta:page-count="2" meta:paragraph-count="41" meta:word-count="456" meta:character-count="26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ro3" style:family="table-row">
      <style:table-row-properties style:row-height="0.194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2">
          <table:table-cell table:number-columns-repeated="9"/>
          <table:table-cell table:style-name="ce2" office:value-type="string">
            <text:p>Avg. LOC Tests</text:p>
          </table:table-cell>
          <table:table-cell table:style-name="ce4" office:value-type="float" office:value="4.5">
            <text:p>5</text:p>
          </table:table-cell>
          <table:table-cell table:style-name="ce4" office:value-type="float" office:value="4.53333333333333">
            <text:p>5</text:p>
          </table:table-cell>
          <table:table-cell table:style-name="ce6" office:value-type="float" office:value="3.78260869565217">
            <text:p>4</text:p>
          </table:table-cell>
          <table:table-cell table:style-name="ce6" office:value-type="float" office:value="2.46153846153846">
            <text:p>2</text:p>
          </table:table-cell>
          <table:table-cell table:style-name="ce6" office:value-type="float" office:value="16">
            <text:p>16</text:p>
          </table:table-cell>
        </table:table-row>
        <table:table-row table:style-name="ro1" table:number-rows-repeated="1048565">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6">02/06/2011</text:date>, <text:time>23:2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1">
      <style:chart-properties chart:link-data-style-to-source="false"/>
      <style:graphic-properties draw:fill-color="#004586"/>
      <style:text-properties fo:font-size="6pt" style:font-size-asian="6pt" style:font-size-complex="6pt"/>
    </style:style>
    <style:style style:name="ch8" style:family="chart" style:data-style-name="N1">
      <style:chart-properties chart:link-data-style-to-source="false"/>
      <style:graphic-properties draw:fill-color="#ff420e"/>
      <style:text-properties fo:font-size="6pt" style:font-size-asian="6pt" style:font-size-complex="6pt"/>
    </style:style>
    <style:style style:name="ch9" style:family="chart" style:data-style-name="N1">
      <style:chart-properties chart:link-data-style-to-source="false"/>
      <style:graphic-properties draw:fill-color="#ffd320"/>
      <style:text-properties fo:font-size="6pt" style:font-size-asian="6pt" style:font-size-complex="6pt"/>
    </style:style>
    <style:style style:name="ch10" style:family="chart" style:data-style-name="N1">
      <style:chart-properties chart:link-data-style-to-source="false"/>
      <style:graphic-properties draw:fill-color="#579d1c"/>
      <style:text-properties fo:font-size="6pt" style:font-size-asian="6pt" style:font-size-complex="6pt"/>
    </style:style>
    <style:style style:name="ch11" style:family="chart" style:data-style-name="N1">
      <style:chart-properties chart:link-data-style-to-source="false"/>
      <style:graphic-properties draw:fill-color="#7e0021"/>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565cm" svg:height="8.212cm" xlink:href="." chart:class="chart:bar" chart:style-name="ch1">
        <chart:legend chart:legend-position="end" svg:x="10.845cm" svg:y="3.074cm" chart:style-name="ch2"/>
        <chart:plot-area chart:style-name="ch3" chart:data-source-has-labels="both" svg:x="0.271cm" svg:y="0.164cm" svg:width="10.304cm" svg:height="7.72cm">
          <chart:axis chart:dimension="x" chart:name="primary-x" chart:style-name="ch4">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Tiny (7%)</text:p>
              </table:table-cell>
              <table:table-cell office:value-type="string">
                <text:p>Small(24%)</text:p>
              </table:table-cell>
              <table:table-cell office:value-type="string">
                <text:p>Medium(38%)</text:p>
              </table:table-cell>
              <table:table-cell office:value-type="string">
                <text:p>Large(24%)</text:p>
              </table:table-cell>
              <table:table-cell office:value-type="string">
                <text:p>Huge(7%)</text:p>
              </table:table-cell>
            </table:table-row>
          </table:table-header-rows>
          <table:table-rows>
            <table:table-row>
              <table:table-cell office:value-type="string">
                <text:p>Avg. LOC</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18">
                <text:p>18</text:p>
              </table:table-cell>
              <table:table-cell office:value-type="float" office:value="43">
                <text:p>43</text:p>
              </table:table-cell>
            </table:table-row>
            <table:table-row>
              <table:table-cell office:value-type="string">
                <text:p>Avg. LOC Tests</text:p>
              </table:table-cell>
              <table:table-cell office:value-type="float" office:value="4.5">
                <text:p>4.5</text:p>
              </table:table-cell>
              <table:table-cell office:value-type="float" office:value="4.53333333333333">
                <text:p>4.53333333333333</text:p>
              </table:table-cell>
              <table:table-cell office:value-type="float" office:value="3.78260869565217">
                <text:p>3.78260869565217</text:p>
              </table:table-cell>
              <table:table-cell office:value-type="float" office:value="2.46153846153846">
                <text:p>2.46153846153846</text:p>
              </table:table-cell>
              <table:table-cell office:value-type="float" office:value="16">
                <text:p>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